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oltage" table:style-name="ta1">
        <table:shapes>
          <draw:frame draw:z-index="0" draw:style-name="gr1" draw:text-style-name="P1" svg:width="7.1in" svg:height="4.413in" svg:x="2.1898in" svg:y="0.9307in">
            <draw:object draw:notify-on-update-of-ranges="Voltage.A1:Voltage.A1 Voltage.A2:Voltage.A29 Voltage.B1:Voltage.B1 Voltage.B2:Voltage.B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Reading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192" calcext:value-type="float">
            <text:p>6.19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.181" calcext:value-type="float">
            <text:p>3.1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4.97" calcext:value-type="float">
            <text:p>14.97</text:p>
          </table:table-cell>
        </table:table-row>
      </table:table>
      <table:table table:name="Amps Read" table:style-name="ta1">
        <table:shapes>
          <draw:frame draw:z-index="0" draw:style-name="gr1" draw:text-style-name="P1" svg:width="6.298in" svg:height="3.5449in" svg:x="2.1354in" svg:y="1.1921in">
            <draw:object draw:notify-on-update-of-ranges="'Amps Read'.A1:'Amps Read'.A1 'Amps Read'.A2:'Amps Read'.A31 'Amps Read'.B1:'Amps Read'.B1 'Amps Read'.B2:'Amps Read'.B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Reading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5.1" calcext:value-type="float">
            <text:p>105.1</text:p>
          </table:table-cell>
        </table:table-row>
      </table:table>
      <table:table table:name="Amps Set" table:style-name="ta1">
        <table:shapes>
          <draw:frame draw:z-index="0" draw:style-name="gr1" draw:text-style-name="P1" svg:width="6.298in" svg:height="3.5449in" svg:x="2.1898in" svg:y="0.7634in">
            <draw:object draw:notify-on-update-of-ranges="'Amps Set'.A1:'Amps Set'.A1 'Amps Set'.A2:'Amps Set'.A28 'Amps Set'.B1:'Amps Set'.B1 'Amps Set'.B2:'Amps Set'.B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Reading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1.4" calcext:value-type="float">
            <text:p>151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8.5" calcext:value-type="float">
            <text:p>18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4:22:03.289858642</meta:creation-date>
    <dc:date>2014-10-19T15:45:45.848629203</dc:date>
    <meta:editing-duration>PT1H19M25S</meta:editing-duration>
    <meta:editing-cycles>4</meta:editing-cycles>
    <meta:generator>LibreOffice/4.2.6.3$Linux_X86_64 LibreOffice_project/420m0$Build-3</meta:generator>
    <meta:document-statistic meta:table-count="3" meta:cell-count="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35cm" svg:height="11.21cm" xlink:href=".." xlink:type="simple" chart:class="chart:scatter" chart:style-name="ch1">
        <chart:legend chart:legend-position="end" svg:x="14.204cm" svg:y="5.057cm" style:legend-expansion="high" chart:style-name="ch2"/>
        <chart:plot-area chart:style-name="ch3" table:cell-range-address="Voltage.A1:Voltage.B29" chart:data-source-has-labels="row" svg:x="0.81cm" svg:y="1.031cm" svg:width="12.674cm" svg:height="9.535cm">
          <chartooo:coordinate-region svg:x="1.431cm" svg:y="1.23cm" svg:width="11.681cm" svg:height="8.6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ltage.B2:Voltage.B29" chart:label-cell-address="Voltage.B1:Voltage.B1" chart:class="chart:scatter">
            <chart:domain table:cell-range-address="Voltage.A2:Voltage.A29"/>
            <chart:regression-curve chart:style-name="ch7">
              <chart:equation chart:display-equation="true" chart:display-r-square="false"/>
            </chart:regression-curve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ding</text:p>
                <draw:g>
                  <svg:desc>Voltage.B1:Voltag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oltage.A2:Voltage.A29</svg:desc>
                </draw:g>
              </table:table-cell>
              <table:table-cell office:value-type="float" office:value="0">
                <text:p>0</text:p>
                <draw:g>
                  <svg:desc>Voltage.B2:Voltage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0">
                <text:p>840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192">
                <text:p>6.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6">
                <text:p>526</text:p>
              </table:table-cell>
              <table:table-cell office:value-type="float" office:value="3.181">
                <text:p>3.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">
                <text:p>331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1">
                <text:p>1291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15">
                <text:p>1715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81">
                <text:p>2481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167cm" svg:y="3.954cm" style:legend-expansion="high" chart:style-name="ch2"/>
        <chart:plot-area chart:style-name="ch3" table:cell-range-address="'Amps Read'.A1:'Amps Read'.B31" chart:data-source-has-labels="row" svg:x="0.769cm" svg:y="0.855cm" svg:width="10.76cm" svg:height="7.55cm">
          <chartooo:coordinate-region svg:x="1.576cm" svg:y="1.055cm" svg:width="9.766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mps Read'.B2:'Amps Read'.B31" chart:label-cell-address="'Amps Read'.B1:'Amps Read'.B1" chart:class="chart:scatter">
            <chart:domain table:cell-range-address="'Amps Read'.A2:'Amps Read'.A31"/>
            <chart:regression-curve chart:style-name="ch7">
              <chart:equation chart:display-equation="true" chart:display-r-square="fals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ding</text:p>
                <draw:g>
                  <svg:desc>'Amps Read'.B1:'Amps Read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mps Read'.A2:'Amps Read'.A31</svg:desc>
                </draw:g>
              </table:table-cell>
              <table:table-cell office:value-type="float" office:value="0">
                <text:p>0</text:p>
                <draw:g>
                  <svg:desc>'Amps Read'.B2:'Amps Read'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">
                <text:p>83</text:p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167cm" svg:y="3.954cm" style:legend-expansion="high" chart:style-name="ch2"/>
        <chart:plot-area chart:style-name="ch3" table:cell-range-address="'Amps Set'.A1:'Amps Set'.B28" chart:data-source-has-labels="row" svg:x="0.769cm" svg:y="0.855cm" svg:width="10.76cm" svg:height="7.55cm">
          <chartooo:coordinate-region svg:x="1.576cm" svg:y="1.054cm" svg:width="9.673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mps Set'.B2:'Amps Set'.B28" chart:label-cell-address="'Amps Set'.B1:'Amps Set'.B1" chart:class="chart:scatter">
            <chart:domain table:cell-range-address="'Amps Set'.A2:'Amps Set'.A28"/>
            <chart:regression-curve chart:style-name="ch7">
              <chart:equation chart:display-equation="true" chart:display-r-square="false"/>
            </chart:regression-curve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ding</text:p>
                <draw:g>
                  <svg:desc>'Amps Set'.B1:'Amps Se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mps Set'.A2:'Amps Set'.A28</svg:desc>
                </draw:g>
              </table:table-cell>
              <table:table-cell office:value-type="float" office:value="0">
                <text:p>0</text:p>
                <draw:g>
                  <svg:desc>'Amps Set'.B2:'Amps Set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5.84">
                <text:p>25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